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adoCSV_Columnas (4).csv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Chuvia</text:p>
          </table:table-cell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 office:value-type="string">
            <text:p>Diciembre</text:p>
          </table:table-cell>
          <table:table-cell office:value-type="string">
            <text:p>Suma Anual</text:p>
          </table:table-cell>
        </table:table-row>
        <table:table-row>
          <table:table-cell office:value="2007.0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32.4" office:value-type="float"/>
          <table:table-cell office:value="41.0" office:value-type="float"/>
          <table:table-cell office:value="35.4" office:value-type="float"/>
          <table:table-cell office:value="28.6" office:value-type="float"/>
          <table:table-cell office:value="63.4" office:value-type="float"/>
          <table:table-cell office:value="50.2" office:value-type="float"/>
          <table:table-cell office:value="251.0" office:value-type="float"/>
        </table:table-row>
        <table:table-row>
          <table:table-cell office:value="2008.0" office:value-type="float"/>
          <table:table-cell office:value="146.4" office:value-type="float"/>
          <table:table-cell office:value="55.0" office:value-type="float"/>
          <table:table-cell office:value="82.2" office:value-type="float"/>
          <table:table-cell office:value="190.0" office:value-type="float"/>
          <table:table-cell office:value="155.8" office:value-type="float"/>
          <table:table-cell office:value="38.2" office:value-type="float"/>
          <table:table-cell office:value="4.6" office:value-type="float"/>
          <table:table-cell office:value="27.2" office:value-type="float"/>
          <table:table-cell office:value="57.6" office:value-type="float"/>
          <table:table-cell office:value="56.6" office:value-type="float"/>
          <table:table-cell office:value="55.6" office:value-type="float"/>
          <table:table-cell office:value="136.2" office:value-type="float"/>
          <table:table-cell office:value="1005.4000000000001" office:value-type="float"/>
        </table:table-row>
        <table:table-row>
          <table:table-cell office:value="2009.0" office:value-type="float"/>
          <table:table-cell office:value="190.8" office:value-type="float"/>
          <table:table-cell office:value="74.8" office:value-type="float"/>
          <table:table-cell office:value="53.8" office:value-type="float"/>
          <table:table-cell office:value="55.8" office:value-type="float"/>
          <table:table-cell office:value="34.8" office:value-type="float"/>
          <table:table-cell office:value="75.0" office:value-type="float"/>
          <table:table-cell office:value="21.2" office:value-type="float"/>
          <table:table-cell office:value="12.4" office:value-type="float"/>
          <table:table-cell office:value="2.8" office:value-type="float"/>
          <table:table-cell office:value="165.8" office:value-type="float"/>
          <table:table-cell office:value="221.6" office:value-type="float"/>
          <table:table-cell office:value="354.2" office:value-type="float"/>
          <table:table-cell office:value="1263.0" office:value-type="float"/>
        </table:table-row>
        <table:table-row>
          <table:table-cell office:value="2010.0" office:value-type="float"/>
          <table:table-cell office:value="209.6" office:value-type="float"/>
          <table:table-cell office:value="249.0" office:value-type="float"/>
          <table:table-cell office:value="150.6" office:value-type="float"/>
          <table:table-cell office:value="55.6" office:value-type="float"/>
          <table:table-cell office:value="66.6" office:value-type="float"/>
          <table:table-cell office:value="104.2" office:value-type="float"/>
          <table:table-cell office:value="2.8" office:value-type="float"/>
          <table:table-cell office:value="2.2" office:value-type="float"/>
          <table:table-cell office:value="33.0" office:value-type="float"/>
          <table:table-cell office:value="218.8" office:value-type="float"/>
          <table:table-cell office:value="151.2" office:value-type="float"/>
          <table:table-cell office:value="184.8" office:value-type="float"/>
          <table:table-cell office:value="1428.4" office:value-type="float"/>
        </table:table-row>
        <table:table-row>
          <table:table-cell office:value="2011.0" office:value-type="float"/>
          <table:table-cell office:value="168.2" office:value-type="float"/>
          <table:table-cell office:value="91.6" office:value-type="float"/>
          <table:table-cell office:value="79.6" office:value-type="float"/>
          <table:table-cell office:value="76.4" office:value-type="float"/>
          <table:table-cell office:value="59.7" office:value-type="float"/>
          <table:table-cell office:value="0.2" office:value-type="float"/>
          <table:table-cell office:value="10.9" office:value-type="float"/>
          <table:table-cell office:value="28.8" office:value-type="float"/>
          <table:table-cell office:value="19.2" office:value-type="float"/>
          <table:table-cell office:value="98.3" office:value-type="float"/>
          <table:table-cell office:value="157.3" office:value-type="float"/>
          <table:table-cell office:value="45.5" office:value-type="float"/>
          <table:table-cell office:value="835.7" office:value-type="float"/>
        </table:table-row>
        <table:table-row>
          <table:table-cell office:value="2012.0" office:value-type="float"/>
          <table:table-cell office:value="22.5" office:value-type="float"/>
          <table:table-cell office:value="0.2" office:value-type="float"/>
          <table:table-cell office:value="8.6" office:value-type="float"/>
          <table:table-cell office:value="150.5" office:value-type="float"/>
          <table:table-cell office:value="96.7" office:value-type="float"/>
          <table:table-cell office:value="43.1" office:value-type="float"/>
          <table:table-cell office:value="7.4" office:value-type="float"/>
          <table:table-cell office:value="14.3" office:value-type="float"/>
          <table:table-cell office:value="42.0" office:value-type="float"/>
          <table:table-cell office:value="79.6" office:value-type="float"/>
          <table:table-cell office:value="91.4" office:value-type="float"/>
          <table:table-cell office:value="148.4" office:value-type="float"/>
          <table:table-cell office:value="704.7" office:value-type="float"/>
        </table:table-row>
        <table:table-row>
          <table:table-cell office:value="2013.0" office:value-type="float"/>
          <table:table-cell office:value="212.9" office:value-type="float"/>
          <table:table-cell office:value="73.2" office:value-type="float"/>
          <table:table-cell office:value="272.8" office:value-type="float"/>
          <table:table-cell office:value="60.2" office:value-type="float"/>
          <table:table-cell office:value="43.2" office:value-type="float"/>
          <table:table-cell office:value="13.4" office:value-type="float"/>
          <table:table-cell office:value="26.6" office:value-type="float"/>
          <table:table-cell office:value="1.0" office:value-type="float"/>
          <table:table-cell office:value="74.2" office:value-type="float"/>
          <table:table-cell office:value="174.1" office:value-type="float"/>
          <table:table-cell office:value="41.9" office:value-type="float"/>
          <table:table-cell office:value="162.0" office:value-type="float"/>
          <table:table-cell office:value="1155.5" office:value-type="float"/>
        </table:table-row>
        <table:table-row>
          <table:table-cell office:value="2014.0" office:value-type="float"/>
          <table:table-cell office:value="201.9" office:value-type="float"/>
          <table:table-cell office:value="207.6" office:value-type="float"/>
          <table:table-cell office:value="92.9" office:value-type="float"/>
          <table:table-cell office:value="100.2" office:value-type="float"/>
          <table:table-cell office:value="56.1" office:value-type="float"/>
          <table:table-cell office:value="29.9" office:value-type="float"/>
          <table:table-cell office:value="36.8" office:value-type="float"/>
          <table:table-cell office:value="19.9" office:value-type="float"/>
          <table:table-cell office:value="87.0" office:value-type="float"/>
          <table:table-cell office:value="186.3" office:value-type="float"/>
          <table:table-cell office:value="192.5" office:value-type="float"/>
          <table:table-cell office:value="27.5" office:value-type="float"/>
          <table:table-cell office:value="1238.6" office:value-type="float"/>
        </table:table-row>
        <table:table-row>
          <table:table-cell office:value="2015.0" office:value-type="float"/>
          <table:table-cell office:value="97.4" office:value-type="float"/>
          <table:table-cell office:value="54.9" office:value-type="float"/>
          <table:table-cell office:value="10.2" office:value-type="float"/>
          <table:table-cell office:value="55.0" office:value-type="float"/>
          <table:table-cell office:value="58.6" office:value-type="float"/>
          <table:table-cell office:value="18.8" office:value-type="float"/>
          <table:table-cell office:value="21.7" office:value-type="float"/>
          <table:table-cell office:value="9.4" office:value-type="float"/>
          <table:table-cell office:value="73.5" office:value-type="float"/>
          <table:table-cell office:value="170.1" office:value-type="float"/>
          <table:table-cell office:value="49.6" office:value-type="float"/>
          <table:table-cell office:value="67.5" office:value-type="float"/>
          <table:table-cell office:value="686.7" office:value-type="float"/>
        </table:table-row>
        <table:table-row>
          <table:table-cell office:value="2016.0" office:value-type="float"/>
          <table:table-cell office:value="239.5" office:value-type="float"/>
          <table:table-cell office:value="183.4" office:value-type="float"/>
          <table:table-cell office:value="115.1" office:value-type="float"/>
          <table:table-cell office:value="158.7" office:value-type="float"/>
          <table:table-cell office:value="155.7" office:value-type="float"/>
          <table:table-cell office:value="34.5" office:value-type="float"/>
          <table:table-cell office:value="0.3" office:value-type="float"/>
          <table:table-cell office:value="11.6" office:value-type="float"/>
          <table:table-cell office:value="27.7" office:value-type="float"/>
          <table:table-cell office:value="44.8" office:value-type="float"/>
          <table:table-cell office:value="108.0" office:value-type="float"/>
          <table:table-cell office:value="20.1" office:value-type="float"/>
          <table:table-cell office:value="1099.4" office:value-type="float"/>
        </table:table-row>
        <table:table-row>
          <table:table-cell office:value="2017.0" office:value-type="float"/>
          <table:table-cell office:value="40.9" office:value-type="float"/>
          <table:table-cell office:value="142.9" office:value-type="float"/>
          <table:table-cell office:value="63.8" office:value-type="float"/>
          <table:table-cell office:value="11.0" office:value-type="float"/>
          <table:table-cell office:value="96.7" office:value-type="float"/>
          <table:table-cell office:value="15.4" office:value-type="float"/>
          <table:table-cell office:value="0.5" office:value-type="float"/>
          <table:table-cell office:value="19.2" office:value-type="float"/>
          <table:table-cell office:value="0.4" office:value-type="float"/>
          <table:table-cell office:value="37.6" office:value-type="float"/>
          <table:table-cell office:value="56.1" office:value-type="float"/>
          <table:table-cell office:value="155.5" office:value-type="float"/>
          <table:table-cell office:value="640.0" office:value-type="float"/>
        </table:table-row>
        <table:table-row>
          <table:table-cell office:value="2018.0" office:value-type="float"/>
          <table:table-cell office:value="97.6" office:value-type="float"/>
          <table:table-cell office:value="46.2" office:value-type="float"/>
          <table:table-cell office:value="312.1" office:value-type="float"/>
          <table:table-cell office:value="101.6" office:value-type="float"/>
          <table:table-cell office:value="37.7" office:value-type="float"/>
          <table:table-cell office:value="118.9" office:value-type="float"/>
          <table:table-cell office:value="21.8" office:value-type="float"/>
          <table:table-cell office:value="2.1" office:value-type="float"/>
          <table:table-cell office:value="6.3" office:value-type="float"/>
          <table:table-cell office:value="49.8" office:value-type="float"/>
          <table:table-cell office:value="245.8" office:value-type="float"/>
          <table:table-cell office:value="122.9" office:value-type="float"/>
          <table:table-cell office:value="1162.8" office:value-type="float"/>
        </table:table-row>
        <table:table-row>
          <table:table-cell office:value="2019.0" office:value-type="float"/>
          <table:table-cell office:value="114.4" office:value-type="float"/>
          <table:table-cell office:value="51.4" office:value-type="float"/>
          <table:table-cell office:value="77.7" office:value-type="float"/>
          <table:table-cell office:value="231.8" office:value-type="float"/>
          <table:table-cell office:value="17.4" office:value-type="float"/>
          <table:table-cell office:value="58.9" office:value-type="float"/>
          <table:table-cell office:value="34.8" office:value-type="float"/>
          <table:table-cell office:value="67.4" office:value-type="float"/>
          <table:table-cell office:value="57.2" office:value-type="float"/>
          <table:table-cell office:value="166.5" office:value-type="float"/>
          <table:table-cell office:value="313.6" office:value-type="float"/>
          <table:table-cell office:value="314.1" office:value-type="float"/>
          <table:table-cell office:value="1505.2" office:value-type="float"/>
        </table:table-row>
        <table:table-row>
          <table:table-cell office:value="2020.0" office:value-type="float"/>
          <table:table-cell office:value="119.6" office:value-type="float"/>
          <table:table-cell office:value="28.0" office:value-type="float"/>
          <table:table-cell office:value="143.4" office:value-type="float"/>
          <table:table-cell office:value="105.9" office:value-type="float"/>
          <table:table-cell office:value="46.7" office:value-type="float"/>
          <table:table-cell office:value="20.4" office:value-type="float"/>
          <table:table-cell office:value="1.0" office:value-type="float"/>
          <table:table-cell office:value="59.3" office:value-type="float"/>
          <table:table-cell office:value="61.9" office:value-type="float"/>
          <table:table-cell office:value="144.7" office:value-type="float"/>
          <table:table-cell office:value="119.3" office:value-type="float"/>
          <table:table-cell office:value="228.0" office:value-type="float"/>
          <table:table-cell office:value="1078.2" office:value-type="float"/>
        </table:table-row>
        <table:table-row>
          <table:table-cell office:value="2021.0" office:value-type="float"/>
          <table:table-cell office:value="168.3" office:value-type="float"/>
          <table:table-cell office:value="254.3" office:value-type="float"/>
          <table:table-cell office:value="21.8" office:value-type="float"/>
          <table:table-cell office:value="102.0" office:value-type="float"/>
          <table:table-cell office:value="61.7" office:value-type="float"/>
          <table:table-cell office:value="74.0" office:value-type="float"/>
          <table:table-cell office:value="6.2" office:value-type="float"/>
          <table:table-cell office:value="23.0" office:value-type="float"/>
          <table:table-cell office:value="74.8" office:value-type="float"/>
          <table:table-cell office:value="116.2" office:value-type="float"/>
          <table:table-cell office:value="21.7" office:value-type="float"/>
          <table:table-cell office:value="168.4" office:value-type="float"/>
          <table:table-cell office:value="1092.4" office:value-type="float"/>
        </table:table-row>
        <table:table-row>
          <table:table-cell office:value="2022.0" office:value-type="float"/>
          <table:table-cell office:value="32.5" office:value-type="float"/>
          <table:table-cell office:value="14.1" office:value-type="float"/>
          <table:table-cell office:value="121.4" office:value-type="float"/>
          <table:table-cell office:value="73.8" office:value-type="float"/>
          <table:table-cell office:value="19.7" office:value-type="float"/>
          <table:table-cell office:value="44.3" office:value-type="float"/>
          <table:table-cell office:value="15.0" office:value-type="float"/>
          <table:table-cell office:value="11.8" office:value-type="float"/>
          <table:table-cell office:value="79.2" office:value-type="float"/>
          <table:table-cell office:value="183.2" office:value-type="float"/>
          <table:table-cell office:value="210.4" office:value-type="float"/>
          <table:table-cell office:value="274.3" office:value-type="float"/>
          <table:table-cell office:value="1079.7" office:value-type="float"/>
        </table:table-row>
        <table:table-row>
          <table:table-cell office:value="2023.0" office:value-type="float"/>
          <table:table-cell office:value="174.3" office:value-type="float"/>
          <table:table-cell office:value="9.5" office:value-type="float"/>
          <table:table-cell office:value="105.5" office:value-type="float"/>
          <table:table-cell office:value="39.1" office:value-type="float"/>
          <table:table-cell office:value="104.9" office:value-type="float"/>
          <table:table-cell office:value="45.4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478.7" office:value-type="float"/>
        </table:table-row>
        <table:table-row>
          <table:table-cell office:value-type="string">
            <text:p>Media Mensual</text:p>
          </table:table-cell>
          <table:table-cell office:value="139.8" office:value-type="float"/>
          <table:table-cell office:value="96.00625000000001" office:value-type="float"/>
          <table:table-cell office:value="106.96875" office:value-type="float"/>
          <table:table-cell office:value="97.975" office:value-type="float"/>
          <table:table-cell office:value="69.5" office:value-type="float"/>
          <table:table-cell office:value="45.9125" office:value-type="float"/>
          <table:table-cell office:value="15.25" office:value-type="float"/>
          <table:table-cell office:value="21.9125" office:value-type="float"/>
          <table:table-cell office:value="45.7625" office:value-type="float"/>
          <table:table-cell office:value="120.0625" office:value-type="float"/>
          <table:table-cell office:value="131.2125" office:value-type="float"/>
          <table:table-cell office:value="153.725" office:value-type="float"/>
          <table:table-cell office:value="1028.4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3-05T19:23:04.121985</meta:creation-date>
    <dc:date>2025-03-05T19:23:04.124759</dc:date>
    <meta:generator>http://pypi.python.org/pypi/ezodf/0.1.0$Python3.13.0 (tags/v3.13.0:60403a5, Oct  7 2024, 09:38:07) [MSC v.1941 64 bit (AMD64)]</meta:generator>
    <meta:document-statistic/>
    <meta:editing-cycles>1</meta:editing-cycles>
  </office:meta>
</office:document-meta>
</file>